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style>
    <style:style style:name="P7" style:family="paragraph" style:parent-style-name="Standard" style:list-style-name="WW8Num1">
      <style:paragraph-properties fo:text-align="justify" style:justify-single-word="false"/>
    </style:style>
    <style:style style:name="P8" style:family="paragraph" style:parent-style-name="Standard" style:list-style-name="WW8Num1">
      <style:paragraph-properties fo:text-align="justify" style:justify-single-word="fals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OLE">
      <style:graphic-properties fo:margin-left="0cm" fo:margin-right="0cm" style:vertical-pos="middle" style:vertical-rel="text" fo:padding-left="0.28cm" fo:padding-right="0.28cm" fo:padding-top="0.153cm" fo:padding-bottom="0.153cm" fo:border="none"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INGENIERÍA ELECTRÓNICA</text:p>
      <text:p text:style-name="P1"/>
      <text:p text:style-name="P1">Cátedra de Técnicas Digitales II.</text:p>
      <text:p text:style-name="P1"/>
      <text:p text:style-name="P4">Examen final. 2 de diciembre de 2010.</text:p>
      <text:p text:style-name="P1"/>
      <text:p text:style-name="P2"/>
      <text:p text:style-name="P5">Se debe medir potencia en una instalación de CA en 220 V (fase y neutro). El valor de la potencia instantánea es:</text:p>
      <text:p text:style-name="P5"/>
      <text:p text:style-name="P5"><draw:frame draw:style-name="fr1" draw:name="Object1" text:anchor-type="as-char" svg:width="4.454cm" svg:height="0.487cm" draw:z-index="0"><draw:object xlink:href="./Object 1" xlink:type="simple" xlink:show="embed" xlink:actuate="onLoad"/><draw:image xlink:href="./ObjectReplacements/Object 1" xlink:type="simple" xlink:show="embed" xlink:actuate="onLoad"/><svg:desc>formula</svg:desc></draw:frame></text:p>
      <text:p text:style-name="P5"/>
      <text:p text:style-name="P5">Donde: V(t) es la tensión; I(t) la corriente y φ la fase entre la tensión y la corriente. La medida se hará con 1% de error como máximo y la corriente máxima es de 20 A</text:p>
      <text:p text:style-name="P5"/>
      <text:p text:style-name="P5">Ud. debe:</text:p>
      <text:p text:style-name="P5"/>
      <text:list xml:id="list1169968835" text:style-name="WW8Num1">
        <text:list-item>
          <text:p text:style-name="P7">Elegir el conversor adecuado y justificar en no más de tres renglones esa elección.</text:p>
          <text:p text:style-name="P7"/>
        </text:list-item>
        <text:list-item>
          <text:p text:style-name="P7">Diseñar el circuito para adaptar la señal de tensión (desde la fase de distribución doméstica) hasta el conversor. Justifique la elección de los componentes activos. Especifique las tolerancias de los componentes pasivos.</text:p>
          <text:p text:style-name="P7"/>
        </text:list-item>
        <text:list-item>
          <text:p text:style-name="P7">Especificar la tasa de muestreo para asegurar fidelidad en la señal digitalizada.</text:p>
        </text:list-item>
      </text:list>
      <text:p text:style-name="P5"/>
      <text:list xml:id="list2029956973" text:continue-numbering="true" text:style-name="WW8Num1">
        <text:list-item>
          <text:p text:style-name="P8">Escriba el diagrama de flujo del programa para hacer el producto expresado en la ecuación de arriba. Especifique qué clase de dato corresponde a cada variable (entero, p. flotante, otro) y las longitudes de palabra necesarias. Asuma que V(t) e I(t) son de la misma clase. Escriba el programa en Assembler para el producto entre V(t) e I(t).</text:p>
        </text:list-item>
      </text:list>
      <text:p text:style-name="P3"/>
      <text:p text:style-name="P3">Para aprobar, <text:span text:style-name="T1">tres de los </text:span>puntos deben estar correcto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Canali</meta:initial-creator>
    <meta:creation-date>2010-12-02T13:51:01</meta:creation-date>
    <dc:date>2010-12-02T14:49:56</dc:date>
    <dc:creator>Luis Canali</dc:creator>
    <meta:editing-duration>PT00H26M38S</meta:editing-duration>
    <meta:editing-cycles>6</meta:editing-cycles>
    <meta:generator>OpenOffice.org/3.2$Unix OpenOffice.org_project/320m12$Build-9483</meta:generator>
    <meta:document-statistic meta:table-count="0" meta:image-count="0" meta:object-count="1" meta:page-count="1" meta:paragraph-count="14" meta:word-count="211" meta:character-count="1243"/>
  </office:meta>
</office:document-meta>
</file>

<file path=Object 1/content.xml><?xml version="1.0" encoding="utf-8"?>
<math xmlns="http://www.w3.org/1998/Math/MathML">
  <semantics>
    <mrow>
      <mstyle mathsize="12pt">
        <mrow>
          <mrow>
            <mi>P</mi>
            <mo stretchy="false">(</mo>
            <mi>t</mi>
            <mrow>
              <mo stretchy="false">)</mo>
              <mi mathvariant="normal">=</mi>
              <mi>V</mi>
            </mrow>
            <mo stretchy="false">(</mo>
            <mi>t</mi>
            <mrow>
              <mo stretchy="false">)</mo>
              <mi mathvariant="normal">∗</mi>
              <mi>I</mi>
            </mrow>
            <mo stretchy="false">(</mo>
            <mi>t</mi>
            <mo stretchy="false">)</mo>
            <mtext>*cos</mtext>
            <mi>ϕ</mi>
          </mrow>
        </mrow>
      </mstyle>
    </mrow>
    <annotation encoding="StarMath 5.0"> size 12{P \( t \) =V \( t \) *I \( t \) "*cos"ϕ} {}</annotation>
  </semantics>
</math>
</file>